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>
      <loext:graphic-properties draw:fill-color="#729fc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gr1" style:family="graphic">
      <style:graphic-properties draw:textarea-horizontal-align="justify" draw:textarea-vertical-align="middle" draw:auto-grow-height="false" fo:min-height="1.323cm" fo:min-width="4.6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085cm" fo:min-width="3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953cm" fo:min-width="3.5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64cm" fo:min-width="2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376cm" fo:min-width="2.2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217cm" fo:min-width="1.8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085cm" fo:min-width="1.9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729fcf" draw:textarea-horizontal-align="justify" draw:textarea-vertical-align="middle" draw:auto-grow-height="false" fo:min-height="1.138cm" fo:min-width="1.667cm" style:run-through="foreground" style:wrap="none" style:wrap-contour-mode="full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058cm" fo:min-width="1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032cm" fo:min-width="1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111cm" fo:min-width="1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953cm" fo:min-width="1.5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111cm" fo:min-width="1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191cm" fo:min-width="1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1.032cm" fo:min-width="1.7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svg:width="4.605cm" svg:height="1.324cm" svg:x="11.834cm" svg:y="0.277cm"><text:p>¿Verde?</text:p><draw:enhanced-geometry svg:viewBox="0 0 21600 21600" draw:type="rectangle" draw:enhanced-path="M 0 0 L 21600 0 21600 21600 0 21600 0 0 Z N"/></draw:custom-shape></text:p>
      <text:p text:style-name="Standard"/>
      <text:p text:style-name="P1"><draw:custom-shape text:anchor-type="paragraph" draw:z-index="7" draw:name="Forma8" draw:style-name="gr8" draw:text-style-name="P3" svg:width="1.668cm" svg:height="1.138cm" svg:x="3.986cm" svg:y="6.341cm"><text:p>Blanco</text:p><draw:enhanced-geometry svg:viewBox="0 0 21600 21600" draw:type="rectangle" draw:enhanced-path="M 0 0 L 21600 0 21600 21600 0 21600 0 0 Z N"/></draw:custom-shape><draw:custom-shape text:anchor-type="paragraph" draw:z-index="1" draw:name="Forma2" draw:style-name="gr2" svg:width="3.546cm" svg:height="1.086cm" svg:x="7.373cm" svg:y="1.817cm"><text:p>¿Azul?</text:p><draw:enhanced-geometry svg:viewBox="0 0 21600 21600" draw:type="rectangle" draw:enhanced-path="M 0 0 L 21600 0 21600 21600 0 21600 0 0 Z N"/></draw:custom-shape><draw:custom-shape text:anchor-type="paragraph" draw:z-index="2" draw:name="Forma3" draw:style-name="gr3" svg:width="3.52cm" svg:height="0.953cm" svg:x="17.321cm" svg:y="2.002cm"><text:p>¿Azul?</text:p><draw:enhanced-geometry svg:viewBox="0 0 21600 21600" draw:type="rectangle" draw:enhanced-path="M 0 0 L 21600 0 21600 21600 0 21600 0 0 Z N"/></draw:custom-shape><draw:custom-shape text:anchor-type="paragraph" draw:z-index="3" draw:name="Forma4" draw:style-name="gr4" svg:width="2.594cm" svg:height="1.165cm" svg:x="10.098cm" svg:y="3.933cm"><text:p>¿Rojo?</text:p><draw:enhanced-geometry svg:viewBox="0 0 21600 21600" draw:type="rectangle" draw:enhanced-path="M 0 0 L 21600 0 21600 21600 0 21600 0 0 Z N"/></draw:custom-shape><draw:custom-shape text:anchor-type="paragraph" draw:z-index="4" draw:name="Forma5" draw:style-name="gr5" svg:width="2.223cm" svg:height="1.377cm" svg:x="5.468cm" svg:y="3.775cm"><text:p>¿Rojo?</text:p><draw:enhanced-geometry svg:viewBox="0 0 21600 21600" draw:type="rectangle" draw:enhanced-path="M 0 0 L 21600 0 21600 21600 0 21600 0 0 Z N"/></draw:custom-shape><draw:custom-shape text:anchor-type="paragraph" draw:z-index="5" draw:name="Forma6" draw:style-name="gr6" svg:width="1.853cm" svg:height="1.218cm" svg:x="9.225cm" svg:y="6.182cm"><text:p>Azul</text:p><draw:enhanced-geometry svg:viewBox="0 0 21600 21600" draw:type="rectangle" draw:enhanced-path="M 0 0 L 21600 0 21600 21600 0 21600 0 0 Z N"/></draw:custom-shape><draw:custom-shape text:anchor-type="paragraph" draw:z-index="6" draw:name="Forma7" draw:style-name="gr7" svg:width="1.932cm" svg:height="1.086cm" svg:x="11.739cm" svg:y="6.235cm"><text:p>Magenta</text:p><draw:enhanced-geometry svg:viewBox="0 0 21600 21600" draw:type="rectangle" draw:enhanced-path="M 0 0 L 21600 0 21600 21600 0 21600 0 0 Z N"/></draw:custom-shape><draw:custom-shape text:anchor-type="paragraph" draw:z-index="8" draw:name="Forma9" draw:style-name="gr9" svg:width="1.403cm" svg:height="1.059cm" svg:x="6.606cm" svg:y="6.394cm"><text:p>Rojo</text:p><draw:enhanced-geometry svg:viewBox="0 0 21600 21600" draw:type="rectangle" draw:enhanced-path="M 0 0 L 21600 0 21600 21600 0 21600 0 0 Z N"/></draw:custom-shape><draw:custom-shape text:anchor-type="paragraph" draw:z-index="9" draw:name="Forma10" draw:style-name="gr10" svg:width="1.509cm" svg:height="1.033cm" svg:x="16.237cm" svg:y="4.119cm"><text:p>¿Rojo?</text:p><draw:enhanced-geometry svg:viewBox="0 0 21600 21600" draw:type="rectangle" draw:enhanced-path="M 0 0 L 21600 0 21600 21600 0 21600 0 0 Z N"/></draw:custom-shape><draw:custom-shape text:anchor-type="paragraph" draw:z-index="10" draw:name="Forma11" draw:style-name="gr11" svg:width="1.509cm" svg:height="1.112cm" svg:x="20.84cm" svg:y="4.119cm"><text:p>¿Rojo?</text:p><draw:enhanced-geometry svg:viewBox="0 0 21600 21600" draw:type="rectangle" draw:enhanced-path="M 0 0 L 21600 0 21600 21600 0 21600 0 0 Z N"/></draw:custom-shape><draw:custom-shape text:anchor-type="paragraph" draw:z-index="11" draw:name="Forma12" draw:style-name="gr12" svg:width="1.562cm" svg:height="0.953cm" svg:x="15.337cm" svg:y="6.103cm"><text:p>Verde</text:p><draw:enhanced-geometry svg:viewBox="0 0 21600 21600" draw:type="rectangle" draw:enhanced-path="M 0 0 L 21600 0 21600 21600 0 21600 0 0 Z N"/></draw:custom-shape><draw:custom-shape text:anchor-type="paragraph" draw:z-index="12" draw:name="Forma13" draw:style-name="gr13" svg:width="1.482cm" svg:height="1.112cm" svg:x="17.771cm" svg:y="6.209cm"><text:p>Amarillo</text:p><draw:enhanced-geometry svg:viewBox="0 0 21600 21600" draw:type="rectangle" draw:enhanced-path="M 0 0 L 21600 0 21600 21600 0 21600 0 0 Z N"/></draw:custom-shape><draw:line text:anchor-type="paragraph" draw:z-index="13" draw:name="Forma14" draw:style-name="gr14" draw:text-style-name="P4" svg:x1="16.438cm" svg:y1="0.626cm" svg:x2="17.56cm" svg:y2="2.002cm"><text:p/></draw:line><draw:line text:anchor-type="paragraph" draw:z-index="14" draw:name="Forma15" draw:style-name="gr14" draw:text-style-name="P4" svg:x1="11.834cm" svg:y1="0.626cm" svg:x2="10.707cm" svg:y2="1.817cm"><text:p/></draw:line><draw:line text:anchor-type="paragraph" draw:z-index="15" draw:name="Forma16" draw:style-name="gr14" draw:text-style-name="P4" svg:x1="10.442cm" svg:y1="2.902cm" svg:x2="10.918cm" svg:y2="3.934cm"><text:p/></draw:line><draw:line text:anchor-type="paragraph" draw:z-index="16" draw:name="Forma17" draw:style-name="gr14" draw:text-style-name="P4" svg:x1="7.981cm" svg:y1="2.902cm" svg:x2="7.161cm" svg:y2="3.775cm"><text:p/></draw:line><draw:line text:anchor-type="paragraph" draw:z-index="17" draw:name="Forma18" draw:style-name="gr14" draw:text-style-name="P4" svg:x1="11.712cm" svg:y1="5.098cm" svg:x2="12.638cm" svg:y2="6.236cm"><text:p/></draw:line><draw:line text:anchor-type="paragraph" draw:z-index="18" draw:name="Forma19" draw:style-name="gr14" draw:text-style-name="P4" svg:x1="10.76cm" svg:y1="5.098cm" svg:x2="10.178cm" svg:y2="6.183cm"><text:p/></draw:line><draw:line text:anchor-type="paragraph" draw:z-index="19" draw:name="Forma20" draw:style-name="gr14" draw:text-style-name="P4" svg:x1="7.029cm" svg:y1="5.151cm" svg:x2="7.399cm" svg:y2="6.395cm"><text:p/></draw:line><draw:line text:anchor-type="paragraph" draw:z-index="20" draw:name="Forma21" draw:style-name="gr14" draw:text-style-name="P4" svg:x1="6.077cm" svg:y1="5.151cm" svg:x2="5.124cm" svg:y2="6.342cm"><text:p/></draw:line><draw:line text:anchor-type="paragraph" draw:z-index="21" draw:name="Forma22" draw:style-name="gr14" draw:text-style-name="P4" svg:x1="18.459cm" svg:y1="2.955cm" svg:x2="17.348cm" svg:y2="4.119cm"><text:p/></draw:line><draw:line text:anchor-type="paragraph" draw:z-index="22" draw:name="Forma23" draw:style-name="gr14" draw:text-style-name="P4" svg:x1="19.808cm" svg:y1="2.955cm" svg:x2="21.21cm" svg:y2="4.119cm"><text:p/></draw:line><draw:line text:anchor-type="paragraph" draw:z-index="23" draw:name="Forma24" draw:style-name="gr14" draw:text-style-name="P4" svg:x1="17.374cm" svg:y1="5.151cm" svg:x2="18.194cm" svg:y2="6.209cm"><text:p/></draw:line><draw:line text:anchor-type="paragraph" draw:z-index="24" draw:name="Forma25" draw:style-name="gr14" draw:text-style-name="P4" svg:x1="16.633cm" svg:y1="5.151cm" svg:x2="16.263cm" svg:y2="6.104cm"><text:p/></draw:line><draw:custom-shape text:anchor-type="paragraph" draw:z-index="26" draw:name="Forma27" draw:style-name="gr16" svg:width="1.509cm" svg:height="1.191cm" svg:x="20.708cm" svg:y="6.209cm"><text:p>Cian</text:p><draw:enhanced-geometry svg:viewBox="0 0 21600 21600" draw:type="rectangle" draw:enhanced-path="M 0 0 L 21600 0 21600 21600 0 21600 0 0 Z N"/></draw:custom-shape><draw:custom-shape text:anchor-type="paragraph" draw:z-index="27" draw:name="Forma28" draw:style-name="gr17" svg:width="1.8cm" svg:height="1.033cm" svg:x="22.825cm" svg:y="6.262cm"><text:p>Negro</text:p><draw:enhanced-geometry svg:viewBox="0 0 21600 21600" draw:type="rectangle" draw:enhanced-path="M 0 0 L 21600 0 21600 21600 0 21600 0 0 Z N"/></draw:custom-shape><draw:line text:anchor-type="paragraph" draw:z-index="28" draw:name="Forma29" draw:style-name="gr14" draw:text-style-name="P4" svg:x1="21.475cm" svg:y1="5.23cm" svg:x2="21.501cm" svg:y2="6.209cm"><text:p/></draw:line><draw:line text:anchor-type="paragraph" draw:z-index="29" draw:name="Forma30" draw:style-name="gr14" draw:text-style-name="P4" svg:x1="21.978cm" svg:y1="5.23cm" svg:x2="23.592cm" svg:y2="6.262cm"><text:p/></draw:line></text:p>
      <text:p text:style-name="P2"><draw:frame text:anchor-type="paragraph" draw:z-index="25" draw:name="Forma26" draw:style-name="gr15" draw:text-style-name="P5" svg:width="5.292cm" svg:height="0.976cm" svg:x="4.33cm" svg:y="8.262cm"><draw:text-box><text:p>Derecha=1</text:p><text:p>Izquierda=0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8:05:27.548095358</meta:creation-date>
    <dc:date>2016-11-28T20:13:52.525351954</dc:date>
    <meta:editing-duration>PT9M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4.2$Linux_x86 LibreOffice_project/10m0$Build-2</meta:generator>
  </office:meta>
</office:document-meta>
</file>